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,Italic" svg:font-family="'Times New Roman,Italic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libri,Bold1" svg:font-family="'Calibri,Bold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Times New Roman,Italic1" svg:font-family="'Times New Roman,Italic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7.56cm" fo:margin-left="-0.191cm" fo:margin-top="0cm" fo:margin-bottom="0cm" table:align="left" style:writing-mode="lr-tb"/>
    </style:style>
    <style:style style:name="Table1.A" style:family="table-column">
      <style:table-column-properties style:column-width="0.63cm"/>
    </style:style>
    <style:style style:name="Table1.G" style:family="table-column">
      <style:table-column-properties style:column-width="0.63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line-height="150%"/>
      <style:text-properties style:font-name="Times New Roman" fo:font-size="10pt" style:font-size-asian="10pt" style:font-name-complex="Times New Roman1" style:font-size-complex="10pt"/>
    </style:style>
    <style:style style:name="P2" style:family="paragraph" style:parent-style-name="Standard">
      <style:paragraph-properties fo:line-height="150%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3" style:family="paragraph" style:parent-style-name="Standard">
      <style:paragraph-properties fo:line-height="150%"/>
      <style:text-properties style:font-name="Times New Roman" fo:font-size="8pt" style:font-size-asian="8pt" style:font-name-complex="Times New Roman1" style:font-size-complex="8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8pt" style:font-size-asian="8pt" style:font-name-complex="Times New Roman1" style:font-size-complex="8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style:font-name-asian="Calibri1" style:language-asian="en" style:country-asian="US" style:font-name-complex="Times New Roman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9pt" style:font-size-asian="9pt" style:font-name-complex="Times New Roman1" style:font-size-complex="9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9pt" style:font-size-asian="9pt" style:font-name-complex="Times New Roman1" style:font-size-complex="9pt" style:font-weight-complex="bold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line-height="150%"/>
      <style:text-properties fo:font-size="9pt" style:font-size-asian="9pt" style:font-size-complex="9pt"/>
    </style:style>
    <style:style style:name="P10" style:family="paragraph" style:parent-style-name="Standard">
      <style:paragraph-properties fo:line-height="150%" fo:text-align="justify" style:justify-single-word="false"/>
      <style:text-properties fo:font-size="9pt" style:font-size-asian="9pt" style:font-size-complex="9pt"/>
    </style:style>
    <style:style style:name="P11" style:family="paragraph" style:parent-style-name="Standard">
      <style:paragraph-properties fo:line-height="115%"/>
      <style:text-properties fo:font-size="9pt" fo:font-weight="bold" style:font-size-asian="9pt" style:font-weight-asian="bold" style:font-size-complex="9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font-size="11.5pt" fo:font-weight="bold" style:font-size-asian="11.5pt" style:font-weight-asian="bold" style:font-size-complex="11.5pt" style:font-weight-complex="bold"/>
    </style:style>
    <style:style style:name="P13" style:family="paragraph" style:parent-style-name="Standard">
      <style:paragraph-properties fo:margin-top="0cm" fo:margin-bottom="0cm" fo:line-height="100%" fo:text-align="justify" style:justify-single-word="false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15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16" style:family="paragraph" style:parent-style-name="Standard">
      <style:paragraph-properties fo:margin-top="0cm" fo:margin-bottom="0cm" fo:line-height="150%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18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name-complex="Times New Roman1" style:font-size-complex="10pt"/>
    </style:style>
    <style:style style:name="P19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0pt" style:font-size-asian="10pt" style:font-name-complex="Times New Roman1" style:font-size-complex="10pt"/>
    </style:style>
    <style:style style:name="P20" style:family="paragraph" style:parent-style-name="Standard">
      <style:paragraph-properties fo:margin-top="0cm" fo:margin-bottom="0cm" fo:line-height="150%"/>
      <style:text-properties style:font-name="Times New Roman" fo:font-size="10pt" style:font-size-asian="10pt" style:font-name-complex="Times New Roman1" style:font-size-complex="10pt"/>
    </style:style>
    <style:style style:name="P21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10pt" style:font-size-asian="10pt" style:font-name-complex="Times New Roman1" style:font-size-complex="10pt"/>
    </style:style>
    <style:style style:name="P2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4.551cm"/>
          <style:tab-stop style:position="5.265cm"/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23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9pt" style:font-name-asian="Calibri1" style:font-size-asian="9pt" style:language-asian="en" style:country-asian="US" style:font-name-complex="Times New Roman1" style:font-size-complex="9pt"/>
    </style:style>
    <style:style style:name="P24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P25" style:family="paragraph" style:parent-style-name="Standard">
      <style:paragraph-properties fo:margin-top="0cm" fo:margin-bottom="0cm" fo:line-height="150%"/>
      <style:text-properties style:font-name="Times New Roman" fo:font-size="8pt" style:font-size-asian="8pt" style:font-name-complex="Times New Roman1" style:font-size-complex="8pt"/>
    </style:style>
    <style:style style:name="P26" style:family="paragraph" style:parent-style-name="Standard">
      <style:paragraph-properties fo:margin-top="0cm" fo:margin-bottom="0cm" fo:line-height="150%"/>
    </style:style>
    <style:style style:name="P27" style:family="paragraph" style:parent-style-name="Standard">
      <style:paragraph-properties fo:margin-top="0cm" fo:margin-bottom="0cm" fo:line-height="100%"/>
      <style:text-properties style:font-name="Times" fo:font-size="10pt" style:font-size-asian="10pt" style:font-name-complex="Times1" style:font-size-complex="10pt"/>
    </style:style>
    <style:style style:name="P28" style:family="paragraph" style:parent-style-name="Standard">
      <style:paragraph-properties fo:margin-top="0cm" fo:margin-bottom="0cm" fo:line-height="150%"/>
      <style:text-properties style:font-name="Times" fo:font-size="10pt" style:font-size-asian="10pt" style:font-name-complex="Times1" style:font-size-complex="10pt"/>
    </style:style>
    <style:style style:name="P29" style:family="paragraph" style:parent-style-name="Standard">
      <style:paragraph-properties fo:margin-top="0cm" fo:margin-bottom="0cm" fo:line-height="150%" fo:text-align="justify" style:justify-single-word="false"/>
      <style:text-properties style:font-name="Times" fo:font-size="10pt" style:font-size-asian="10pt" style:font-name-complex="Times1" style:font-size-complex="10pt"/>
    </style:style>
    <style:style style:name="P30" style:family="paragraph" style:parent-style-name="Standard">
      <style:paragraph-properties fo:margin-top="0cm" fo:margin-bottom="0cm" fo:line-height="100%" fo:text-align="justify" style:justify-single-word="false"/>
      <style:text-properties style:font-name="Calibri,Bold" fo:font-size="10pt" fo:font-weight="bold" style:font-size-asian="10pt" style:font-weight-asian="bold" style:font-name-complex="Calibri,Bold1" style:font-size-complex="10pt" style:font-weight-complex="bold"/>
    </style:style>
    <style:style style:name="P31" style:family="paragraph" style:parent-style-name="Standard">
      <style:paragraph-properties fo:margin-top="0cm" fo:margin-bottom="0cm" fo:line-height="100%" fo:text-align="justify" style:justify-single-word="false"/>
      <style:text-properties style:font-name="Calibri,Bold" fo:font-size="9pt" fo:font-weight="bold" style:font-size-asian="9pt" style:font-weight-asian="bold" style:font-name-complex="Calibri,Bold1" style:font-size-complex="9pt" style:font-weight-complex="bold"/>
    </style:style>
    <style:style style:name="P32" style:family="paragraph" style:parent-style-name="Standard">
      <style:paragraph-properties fo:margin-top="0cm" fo:margin-bottom="0cm" fo:line-height="100%"/>
      <style:text-properties style:font-name="Calibri,Bold" fo:font-size="6pt" fo:font-weight="bold" style:font-size-asian="6pt" style:font-weight-asian="bold" style:font-name-complex="Calibri,Bold1" style:font-size-complex="6pt" style:font-weight-complex="bold"/>
    </style:style>
    <style:style style:name="P33" style:family="paragraph" style:parent-style-name="Standard">
      <style:paragraph-properties fo:margin-top="0cm" fo:margin-bottom="0cm" fo:line-height="100%"/>
      <style:text-properties style:font-name="Calibri" fo:font-size="6pt" style:font-size-asian="6pt" style:font-name-complex="Calibri1" style:font-size-complex="6pt"/>
    </style:style>
    <style:style style:name="P34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0pt" style:font-size-asian="10pt" style:font-name-complex="Times New Roman1" style:font-size-complex="10pt"/>
    </style:style>
    <style:style style:name="P35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pt" style:font-size-asian="1pt" style:font-name-complex="Times New Roman1" style:font-size-complex="1pt"/>
    </style:style>
    <style:style style:name="P36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2pt" style:font-size-asian="2pt" style:font-name-complex="Times New Roman1" style:font-size-complex="2pt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Calibri,Bold" fo:font-size="6pt" fo:font-weight="bold" style:font-size-asian="6pt" style:font-weight-asian="bold" style:font-name-complex="Calibri,Bold1" style:font-size-complex="6pt" style:font-weight-complex="bold"/>
    </style:style>
    <style:style style:name="P38" style:family="paragraph" style:parent-style-name="Standard">
      <style:paragraph-properties fo:margin-left="0cm" fo:margin-right="0cm" fo:margin-top="0cm" fo:margin-bottom="0cm" fo:line-height="100%" fo:text-indent="1.249cm" style:auto-text-indent="false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0pt" style:font-size-asian="10pt" style:font-name-complex="Times New Roman1" style:font-size-complex="10pt"/>
    </style:style>
    <style:style style:name="P39" style:family="paragraph" style:parent-style-name="Standard">
      <style:paragraph-properties fo:margin-left="0cm" fo:margin-right="0cm" fo:margin-top="0cm" fo:margin-bottom="0cm" fo:line-height="150%" fo:text-indent="1.249cm" style:auto-text-indent="false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0pt" style:font-size-asian="10pt" style:font-name-complex="Times New Roman1" style:font-size-complex="10pt"/>
    </style:style>
    <style:style style:name="P40" style:family="paragraph" style:parent-style-name="Standard">
      <style:paragraph-properties fo:margin-left="0cm" fo:margin-right="0cm" fo:margin-top="0cm" fo:margin-bottom="0cm" fo:line-height="150%" fo:text-indent="1.249cm" style:auto-text-indent="false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pt" style:font-size-asian="1pt" style:font-name-complex="Times New Roman1" style:font-size-complex="1pt"/>
    </style:style>
    <style:style style:name="P41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0pt" style:font-size-asian="10pt" style:font-name-complex="Times New Roman1" style:font-size-complex="10pt"/>
    </style:style>
    <style:style style:name="P42" style:family="paragraph" style:parent-style-name="Standard">
      <style:paragraph-properties fo:margin-left="3.747cm" fo:margin-right="0cm" fo:line-height="150%" fo:text-indent="1.249cm" style:auto-text-indent="false"/>
      <style:text-properties style:font-name="Times New Roman,Italic" fo:font-size="8pt" fo:font-style="italic" style:font-size-asian="8pt" style:font-style-asian="italic" style:font-name-complex="Times New Roman,Italic1" style:font-size-complex="8pt" style:font-style-complex="italic"/>
    </style:style>
    <style:style style:name="P43" style:family="paragraph" style:parent-style-name="Standard">
      <style:paragraph-properties fo:margin-top="0cm" fo:margin-bottom="0.212cm" fo:padding-left="0cm" fo:padding-right="0cm" fo:padding-top="0cm" fo:padding-bottom="0.035cm" fo:border-left="none" fo:border-right="none" fo:border-top="none" fo:border-bottom="0.018cm solid #a5a5a5">
        <style:tab-stops>
          <style:tab-stop style:position="4.551cm"/>
          <style:tab-stop style:position="5.265cm"/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4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style:font-name="Times New Roman" fo:font-size="11.5pt" fo:font-weight="bold" style:font-name-asian="Calibri1" style:font-size-asian="11.5pt" style:language-asian="en" style:country-asian="US" style:font-weight-asian="bold" style:font-name-complex="Times New Roman1" style:font-size-complex="11.5pt"/>
    </style:style>
    <style:style style:name="P45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46" style:family="paragraph" style:parent-style-name="Standard">
      <style:paragraph-properties fo:margin-top="0cm" fo:margin-bottom="0cm" fo:line-height="150%"/>
      <style:text-properties style:font-name="Times New Roman" fo:font-size="10pt" style:font-size-asian="10pt" style:font-name-complex="Times New Roman1" style:font-size-complex="10pt"/>
    </style:style>
    <style:style style:name="T1" style:family="text">
      <style:text-properties style:font-name="Times New Roman" fo:font-size="10pt" style:font-size-asian="10pt" style:font-name-complex="Times New Roman1" style:font-size-complex="10pt"/>
    </style:style>
    <style:style style:name="T2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3" style:family="text">
      <style:text-properties style:font-name="Times New Roman" fo:font-size="9pt" style:font-size-asian="9pt" style:font-name-complex="Times New Roman1" style:font-size-complex="9pt"/>
    </style:style>
    <style:style style:name="T4" style:family="text">
      <style:text-properties style:font-name="Times New Roman" fo:font-size="8pt" style:font-size-asian="8pt" style:font-name-complex="Times New Roman1" style:font-size-complex="8pt"/>
    </style:style>
    <style:style style:name="T5" style:family="text">
      <style:text-properties style:text-position="super 58%" style:font-name="Times New Roman" fo:font-size="10pt" style:font-size-asian="10pt" style:font-name-complex="Times New Roman1" style:font-size-complex="10pt"/>
    </style:style>
    <style:style style:name="T6" style:family="text">
      <style:text-properties style:font-name="Wingdings" fo:font-size="10pt" style:font-size-asian="10pt" style:font-name-complex="Wingdings1" style:font-size-complex="10pt"/>
    </style:style>
    <style:style style:name="T7" style:family="text">
      <style:text-properties style:font-name="Wingdings" fo:font-size="9pt" style:font-size-asian="9pt" style:font-name-complex="Wingdings1" style:font-size-complex="9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name="Calibri" fo:font-size="6pt" style:font-size-asian="6pt" style:font-name-complex="Calibri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KARTA KWALIFIKACYJNA UCZESTNIKA WYPOCZYNKU</text:p>
      <text:p text:style-name="P14"/>
      <text:p text:style-name="P2">I. INFORMACJE DOTYCZĄCE WYPOCZYNKU</text:p>
      <text:p text:style-name="P26"><text:span text:style-name="T1">1. Forma wypoczynku</text:span><text:span text:style-name="T5">1)</text:span></text:p>
      <text:p text:style-name="P26"><text:span text:style-name="T6"></text:span><text:span text:style-name="T1">kolonia</text:span></text:p>
      <text:p text:style-name="P26"><text:span text:style-name="T6"></text:span><text:span text:style-name="T1">zimowisko</text:span></text:p>
      <text:p text:style-name="P26"><text:span text:style-name="T6"></text:span><text:span text:style-name="T1">obóz</text:span></text:p>
      <text:p text:style-name="P26"><text:span text:style-name="T6"></text:span><text:span text:style-name="T1">biwak</text:span></text:p>
      <text:p text:style-name="P26"><text:span text:style-name="T6"></text:span><text:span text:style-name="T1">półkolonia</text:span></text:p>
      <text:p text:style-name="P26"><text:span text:style-name="T6"></text:span><text:span text:style-name="T1">inna forma wypoczynku ………………………………………</text:span></text:p>
      <text:p text:style-name="P42">(proszę podać formę)</text:p>
      <text:p text:style-name="P1">2. Termin wypoczynku 25.07.2022 r. – 04.08.2022 r.</text:p>
      <text:p text:style-name="P20">3. Ośrodkiem Wczasowo – Rehabilitacyjnym BARKA, ul. Bałtycka 67, <text:s text:c="23"/>76 – 107 Jarosławiec</text:p>
      <text:p text:style-name="P26"><text:span text:style-name="T1">Trasa wypoczynku o charakterze wędrownym</text:span><text:span text:style-name="T5">2)</text:span></text:p>
      <text:p text:style-name="P20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text:line-break/>Nazwa kraju w przypadku wypoczynku organizowanego za granicą:</text:p>
      <text:p text:style-name="P20">………………………………………………………………………………..……………</text:p>
      <text:p text:style-name="P18"/>
      <text:p text:style-name="P18"/>
      <text:p text:style-name="P18"/>
      <text:p text:style-name="P18">.............................................<text:tab/><text:tab/>..............................................................</text:p>
      <text:p text:style-name="P34"><text:s text:c="5"/>(miejscowość, data)<text:tab/><text:tab/><text:tab/> <text:s text:c="2"/>(podpis organizatora wypoczynku)</text:p>
      <text:p text:style-name="P34"/>
      <text:p text:style-name="P34"/>
      <text:p text:style-name="P17">II. INFORMACJE DOTYCZĄCE UCZESTNIKA WYPOCZYNKU</text:p>
      <text:p text:style-name="P20">1. Imię (imiona) i nazwisko</text:p>
      <text:p text:style-name="P20">……………………………………………………………………………………………..</text:p>
      <text:p text:style-name="P20">2. Imiona i nazwiska rodziców</text:p>
      <text:p text:style-name="P20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1">3. Rok urodzenia ……………………………………………..……………...…….………</text:p>
      <text:p text:style-name="P20">4. Numer PESEL uczestnika </text:p>
      <table:table table:name="Table1" table:style-name="Table1">
        <table:table-column table:style-name="Table1.A" table:number-columns-repeated="6"/>
        <table:table-column table:style-name="Table1.G"/>
        <table:table-column table:style-name="Table1.A" table:number-columns-repeated="4"/>
        <table:table-column table:style-name="Table1.G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</table:table>
      <text:p text:style-name="P1"/>
      <text:p text:style-name="P1"/>
      <text:p text:style-name="P1">5. Adres zamieszkania …………………………………………………………………………….………..……</text:p>
      <text:p text:style-name="P26"><text:span text:style-name="T1">6. Adres zamieszkania lub pobytu rodziców</text:span><text:span text:style-name="T5">3)</text:span></text:p>
      <text:p text:style-name="P20">…………………………………………………………………………………………………………..……………………………………………………………………………..</text:p>
      <text:p text:style-name="P20">7. Numer telefonu rodziców lub numer telefonu osoby wskazanej przez pełnoletniego uczestnika wypoczynku, w czasie trwania wypoczynku …………………………………………………………………………………………….…………………………………………………………………………………………….………………………..……………………………………………………………………</text:p>
      <text:p text:style-name="P21">8. Informacja o specjalnych potrzebach edukacyjnych uczestnika wypoczynku, <text:line-break/>w szczególności o potrzebach wynikających z niepełnosprawności, niedostosowania społecznego lub zagrożenia niedostosowaniem społecznym</text:p>
      <text:p text:style-name="P21">…………………………………………………………………………………………….. ……………………………………………………………………………………………...………………………..…………………………………………………………………...</text:p>
      <text:p text:style-name="P21">9. Istotne dane o stanie zdrowia uczestnika wypoczynku, rozwoju psychofizycznym <text:line-break/>i stosowanej diecie (np. na co uczestnik jest uczulony, jak znosi jazdę samochodem, czy przyjmuje stale leki i w jakich dawkach, czy nosi aparat ortodontyczny lub okulary)</text:p>
      <text:p text:style-name="P20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20">..............................................................................................................................................</text:p>
      <text:p text:style-name="P29">o szczepieniach ochronnych (wraz z podaniem roku lub przedstawienie książeczki zdrowia z aktualnym wpisem szczepień):</text:p>
      <text:p text:style-name="P28">tężec ….……………………………………………………………………………………</text:p>
      <text:p text:style-name="P28"><text:soft-page-break/>błonnica ……………………………………………………………………………………</text:p>
      <text:p text:style-name="P28">inne …….……………………………………………………………………………….…</text:p>
      <text:p text:style-name="P28">……………………………………………………………………………………………..</text:p>
      <text:p text:style-name="P28">…………….……………………………………………………………………………….</text:p>
      <text:p text:style-name="P21"/>
      <text:p text:style-name="P24">Wyrażam zgodę na przetwarzanie danych osobowych zawartych w karcie kwalifikacyjnej na potrzeby niezbędne do zapewnienia bezpieczeństwa i ochrony zdrowia uczestnika wypoczynku (zgodnie z ustawą z dnia 29 sierpnia 1997 r. o ochronie danych osobowych <text:line-break/>(Dz. U. z 2015 r. poz. 2135, późn. zm.)).</text:p>
      <text:p text:style-name="P16"/>
      <text:p text:style-name="P16"/>
      <text:p text:style-name="P18">................................... <text:tab/>….……………..................................................................</text:p>
      <text:p text:style-name="P38">(data) <text:tab/><text:tab/>(podpis rodziców/pełnoletniego uczestnika wypoczynku)</text:p>
      <text:p text:style-name="P38"/>
      <text:p text:style-name="P17">III. DECYZJA ORGANIZATORA WYPOCZYNKU O ZAKWALIFIKOWANIU UCZESTNIKA WYPOCZYNKU DO UDZIAŁU W WYPOCZYNKU</text:p>
      <text:p text:style-name="P26"><text:span text:style-name="T1">Postanawia się</text:span><text:span text:style-name="T5">1)</text:span><text:span text:style-name="T1">:</text:span></text:p>
      <text:p text:style-name="P26"><text:span text:style-name="T6"></text:span><text:span text:style-name="T1">zakwalifikować i skierować uczestnika na wypoczynek</text:span></text:p>
      <text:p text:style-name="P26"><text:span text:style-name="T6"></text:span><text:span text:style-name="T1">odmówić skierowania uczestnika na wypoczynek ze względu</text:span></text:p>
      <text:p text:style-name="P20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20"/>
      <text:p text:style-name="P20"><text:s text:c="8"/>24.07.2022 r. <text:tab/><text:tab/> <text:s text:c="12"/>....................................................................</text:p>
      <text:p text:style-name="P39">(data) <text:tab/><text:tab/><text:tab/><text:tab/> <text:s text:c="4"/>(podpis organizatora wypoczynku)</text:p>
      <text:p text:style-name="P40"/>
      <text:p text:style-name="P17">IV. POTWIERDZENIE PRZEZ KIEROWNIKA WYPOCZYNKU POBYTU UCZESTNIKA WYPOCZYNKU W MIEJSCU WYPOCZYNKU</text:p>
      <text:p text:style-name="P20">Uczestnik przebywał:</text:p>
      <text:p text:style-name="P20">Ośrodkiem Wczasowo – Rehabilitacyjnym BARKA, ul. Bałtycka 67, <text:s text:c="27"/>76 – 107 Jarosławiec<text:line-break/> <text:s text:c="46"/>(adres miejsca wypoczynku)</text:p>
      <text:p text:style-name="P20"/>
      <text:p text:style-name="P20">od dnia (dzień, miesiąc, rok) 25.07.2022 r.<text:line-break/>do dnia (dzień, miesiąc, rok) 04.08.2022 r.</text:p>
      <text:p text:style-name="P20"/>
      <text:p text:style-name="P20"/>
      <text:p text:style-name="P20"><text:s text:c="8"/>04.08.2022 r.<text:tab/> <text:tab/><text:tab/>....................................................................</text:p>
      <text:p text:style-name="P39">(data)<text:tab/><text:tab/><text:tab/><text:tab/> <text:s text:c="6"/>(podpis kierownika wypoczynku)</text:p>
      <text:p text:style-name="P39"/>
      <text:p text:style-name="P17">V. INFORMACJA KIEROWNIKA WYPOCZYNKU O STANIE ZDROWIA UCZESTNIKAWYPOCZYNKU W CZASIE TRWANIA WYPOCZYNKU ORAZ O CHOROBACH PRZEBYTYCH W JEGO TRAKCIE</text:p>
      <text:p text:style-name="P20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20"/>
      <text:p text:style-name="P20"/>
      <text:p text:style-name="P20"/>
      <text:p text:style-name="P20">Jarosławiec, 25.07- 04.08.2022 r. <text:s text:c="5"/><text:tab/>................................................................................</text:p>
      <text:p text:style-name="P34"><text:s text:c="7"/>(miejscowość, data) <text:tab/><text:tab/><text:tab/>(podpis kierownika wypoczynku)</text:p>
      <text:p text:style-name="P34"/>
      <text:p text:style-name="P34"/>
      <text:p text:style-name="P34"/>
      <text:p text:style-name="P36"/>
      <text:p text:style-name="P35"/>
      <text:p text:style-name="P35"/>
      <text:p text:style-name="P17">VI. INFORMACJE I SPOSTRZEŻENIA WYCHOWAWCY WYPOCZYNKU DOTYCZĄCE UCZESTNIKA WYPOCZYNKU</text:p>
      <text:p text:style-name="P26"><text:span text:style-name="T1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text:soft-page-break/><text:span text:style-name="T1">..............................................................................................................................................</text:span><text:span text:style-name="T1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
      <text:p text:style-name="P20"/>
      <text:p text:style-name="P20">Jarosławiec, 04.08.2022 r. <text:s text:c="5"/><text:tab/><text:tab/>.............................................................</text:p>
      <text:p text:style-name="P41"><text:s text:c="5"/>(miejscowość, data)<text:tab/><text:tab/><text:tab/> <text:s/>(podpis wychowawcy wypoczynku)</text:p>
      <text:p text:style-name="P41"/>
      <text:p text:style-name="P25">_______________</text:p>
      <text:p text:style-name="P25">1) Właściwe zaznaczyć znakiem „X”.</text:p>
      <text:p text:style-name="P25">2) W przypadku <text:s/>wypoczynku o charakterze wędrownym.</text:p>
      <text:p text:style-name="P3">3) W przypadku <text:s/>uczestnika niepełnoletniego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Uczniowski Klub Sportowy „GROM SP2” Lublin, ul. Mickiewicza 24, <text:line-break/>20-433 Lublin. NIP – 713 29 96 253, e-mail: uksgromsp2lublin@o2.pl</text:p>
      <text:p text:style-name="P43">Nr konta: Bank Pekao: 12 1240 2470 1111 0010 6881 3209. <text:s/></text:p>
      <text:p text:style-name="P3"/>
      <text:p text:style-name="P3"/>
      <text:p text:style-name="P14">WARUNKI UCZESTNICTWA W WYPOCZYNKU</text:p>
      <text:p text:style-name="P14"/>
      <text:p text:style-name="P19">Poniżej zebraliśmy najważniejsze zasady obowiązujące podczas naszego wypoczynku. Wszystkie zajęcia odbywają się pod opieką wykwalifikowanej kadry szkoleniowo wychowawczej i oczekujemy podporządkowania się ich poleceniom, a w szczególności należy przestrzegać poniższych zasad:</text:p>
      <text:p text:style-name="P19">1. Uczestnik wypoczynku zobowiązany jest podporządkować się poleceniom kadry wychowawczej oraz brać aktywny udział w zajęciach.</text:p>
      <text:p text:style-name="P19">2. Podczas trwania wypoczynku, od momentu wyjazdu do powrotu, Uczestników obowiązuje całkowity zakaz spożywania alkoholu, palenia tytoniu oraz używania narkotyków, dopalaczy i innych środków odurzających.</text:p>
      <text:p text:style-name="P19">3. Uczestnik zobowiązany jest stosować się do postanowień przepisów i regulaminów obowiązujących w obiekcie zakwaterowania oraz w miejscach realizacji wypoczynku (m. in. przepisy przeciwpożarowe, poruszania się po drogach publicznych, ciszy nocnej <text:line-break/>i korzystania z kąpieliska), z którymi zostanie zapoznany w trakcie wypoczynku.</text:p>
      <text:p text:style-name="P19">4. Uczestnicy nie mogą bez zgody wychowawców oddalać się z terenu zakwaterowania oraz miejsca prowadzenia zajęć. Zobowiązani są również do zachowywania się zgodnie z ogólnie przyjętymi obyczajami i zasadami, a także zwyczajami panującymi w danym kraju.</text:p>
      <text:p text:style-name="P19">5. Cisza nocna obowiązuje w godzinach od 22.00 do 7.00, chyba że regulamin ośrodka stanowi inaczej.</text:p>
      <text:p text:style-name="P19">6. Organizator nie ponosi odpowiedzialności za pieniądze, dokumenty oraz inne cenne rzeczy posiadane przez Uczestników, jeśli po przybyciu do miejsca zakwaterowania nie zostały one złożone w depozycie, w miejscu wskazanym przez wychowawcę.</text:p>
      <text:p text:style-name="P19">7. Uczestnicy bez zgody i nadzoru wychowawcy nie mogą korzystać ze sprzętu pływającego i kąpieliska.</text:p>
      <text:p text:style-name="P19">8. Uczestnicy zobowiązani są do użytkowania przekazanego do ich dyspozycji sprzętu rekreacyjno-sportowego zgodnie z jego przeznaczeniem, poszanowania tego sprzętu <text:line-break/>i utrzymania porządku na terenie ośrodka. Rodzice lub opiekunowie są odpowiedzialni materialnie za szkody wyrządzone przez dziecko.</text:p>
      <text:p text:style-name="P19">9. W stosunku do Uczestników nie przestrzegających regulaminu organizator zastrzega sobie prawo do zastosowania środków dyscyplinujących takich jak np.: upomnienie, powiadomienie rodziców/opiekunów, powiadomienie szkoły. Poważne naruszenie zasad, w tym: spożywanie alkoholu, używanie narkotyków lub sprowadzanie zagrożenia dla bezpieczeństwa własnego lub innych uczestników grozi wydaleniem z wypoczynku bez zwrotu kosztów za niewykorzystane dni pobytu. W takim przypadku kosztami strat, transportu oraz opieki w czasie podróży zostaną obciążeni rodzice/opiekunowie.</text:p>
      <text:p text:style-name="P31">Uwaga:</text:p>
      <text:p text:style-name="P13"><text:span text:style-name="T7"></text:span><text:span text:style-name="T1">Rodzice/opiekunowie zobowiązani są do punktualnego przyprowadzenia Uczestnika na miejsce wyjazdu oraz do odebrania go po powrocie z miejsca zbiórki.</text:span></text:p>
      <text:p text:style-name="P13"><text:span text:style-name="T7"></text:span><text:span text:style-name="T1">Prosimy zaopatrzyć dziecko w całe potrzebne wyposażenie tj. odpowiednią ilość bielizny osobistej, podkoszulki, ciepły sweter, strój kąpielowy, 2 pary spodni, płaszcz przeciwdeszczowy, nakrycie głowy, buty na zmianę, kapcie, środki higieny osobistej, podręczny plecak, legitymację szkolną oraz w przypadku wyjazdów zagranicznych – paszport lub dowód osobisty.</text:span></text:p>
      <text:p text:style-name="P13"><text:span text:style-name="T7"></text:span><text:span text:style-name="T1">Na drogę prosimy przygotować kanapki z produktów trwałych np. kanapki z żółtym serem, do picia wodę bez konserwantów i gazu.</text:span></text:p>
      <text:p text:style-name="P15">Oświadczamy, że zapoznaliśmy się z powyższymi warunkami uczestnictwa <text:line-break/>w obozie <text:s/>/wypoczynku/.</text:p>
      <text:p text:style-name="P30"/>
      <text:p text:style-name="P30"/>
      <text:p text:style-name="P30"/>
      <text:p text:style-name="P32">………………………………… <text:tab/>………………………….…………..……………………………...<text:tab/>………………………. …..……………………………………………</text:p>
      <text:p text:style-name="P7"><text:s text:c="5"/>(data)<text:tab/> <text:s text:c="17"/>(podpis rodzica lub opiekuna)<text:tab/>(podpis uczestnika wypoczynku)</text:p>
      <text:p text:style-name="P37"/>
      <text:p text:style-name="P13"><text:soft-page-break/><text:span text:style-name="T2">Stwierdzam, że podałam(em) wszystkie znane mi informacje o dziecku, które mogą pomóc w zapewnieniu właściwej opieki dziecku w czasie wypoczynku. Przyjmuję </text:span><text:span text:style-name="T2">na siebie odpowiedzialność za skutki wszystkich znanych mi, a nie ujawnionych chorób dziecka. Wyrażam zgodę na ewentualne zabiegi i leczenie szpitalne <text:line-break/>w stanach zagrażających zdrowiu lub życiu dziecka.</text:span></text:p>
      <text:p text:style-name="P18"/>
      <text:p text:style-name="P33"/>
      <text:p text:style-name="P33"/>
      <text:p text:style-name="P33"/>
      <text:p text:style-name="P33"/>
      <text:p text:style-name="P33">……………………………………………………………… <text:tab/>……………………………………………………………………………………………………………………………………………………….</text:p>
      <text:p text:style-name="P4"><text:s text:c="7"/>(miejscowoś</text:p>
      <text:p text:style-name="P8"><text:span text:style-name="T4">, data)</text:span><text:span text:style-name="T9"> <text:tab/></text:span><text:span text:style-name="T4">(podpis rodziców / opiekunów lub pełnoletniego uczestnika wypoczynku)</text:span></text:p>
      <text:p text:style-name="P44">ZGODA NA WYKORZYSTANIE WIZERUNKU DZIECKA</text:p>
      <text:p text:style-name="P23">Oświadczam, że wyrażam zgodę na umieszczanie zdjęć i filmów zawierających wizerunek mojego </text:p>
      <text:p text:style-name="P23"/>
      <text:p text:style-name="P23">syna/córki ………………………………………………..……</text:p>
      <text:p text:style-name="P23">zarejestrowany podczas realizacji: konkursów, turniejów sportowych i innych uroczystości obozowych, w mediach: internecie, prasie, telewizji.</text:p>
      <text:p text:style-name="P23">Jednocześnie przyjmuję do wiadomości, że wizerunek mojego dziecka będzie wykorzystywany podczas obozu w Jarosławcu organizowanego przez Uczniowski Klub Sportowy „GROM SP2” Lublin.</text:p>
      <text:p text:style-name="P5"/>
      <text:p text:style-name="P9">....................................... <text:tab/><text:tab/><text:tab/> ..................................................................... </text:p>
      <text:p text:style-name="P4"><text:s text:c="11"/>(data)<text:tab/><text:tab/><text:tab/><text:tab/> <text:s text:c="8"/>(czytelny podpis rodzica / opiekuna)</text:p>
      <text:p text:style-name="P12">ZGODA - OŚWIADCZENIE RODZICÓW / OPIEKUNÓW</text:p>
      <text:p text:style-name="P9">Wyrażam zgodę na objęcie mojego dziecka </text:p>
      <text:p text:style-name="P9"/>
      <text:p text:style-name="P9">………………………………………………………………………………………………………. (imię i nazwisko uczestnika wypoczynku)</text:p>
      <text:p text:style-name="P10">opieką zdrowotną, w tym na przeprowadzenie profilaktycznego przeglądu, przez pielęgniarkę/higienistkę podczas trwania wypoczynku. Wyrażam zgodę na leczenie lub hospitalizację mojego dziecka w czasie trwania wypoczynku w razie choroby, lub urazu. </text:p>
      <text:p text:style-name="P9"/>
      <text:p text:style-name="P9">....................................... <text:tab/><text:tab/> <text:s text:c="6"/>......................................................................... </text:p>
      <text:p text:style-name="P9"><text:s text:c="11"/>(data)<text:tab/><text:tab/><text:tab/><text:tab/>(czytelny podpis rodzica / opiekuna) </text:p>
      <text:p text:style-name="P11"/>
      <text:p text:style-name="P11"/>
      <text:p text:style-name="P11"/>
      <text:p text:style-name="P12">ZGODA - OŚWIADCZENIE RODZICÓW / OPIEKUNÓW</text:p>
      <text:p text:style-name="P9">Wyrażam/nie wyrażam* zgodę/zgody na uprawianie przez moje dziecko </text:p>
      <text:p text:style-name="P9"/>
      <text:p text:style-name="P9">………………………………………………………………………………………………………. (imię i nazwisko uczestnika wypoczynku) </text:p>
      <text:p text:style-name="P9">wszystkich dyscyplin sportowych (aktywności) zawartych w ofercie wypoczynku,.</text:p>
      <text:p text:style-name="P9"/>
      <text:p text:style-name="P9"/>
      <text:p text:style-name="P9">....................................... <text:tab/><text:tab/><text:tab/>..…............................................................... </text:p>
      <text:p text:style-name="P8"><text:span text:style-name="T3"><text:s text:c="14"/>(data)</text:span><text:span text:style-name="T8"> <text:tab/><text:tab/><text:tab/><text:tab/> <text:s text:c="4"/></text:span><text:span text:style-name="T3">(czytelny podpis rodzica / opiekuna)</text:span></text:p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,Italic" svg:font-family="'Times New Roman,Italic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libri,Bold1" svg:font-family="'Calibri,Bold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Times New Roman,Italic1" svg:font-family="'Times New Roman,Italic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pl" style:country-asian="PL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font-name-asian="SimSun" style:font-size-asian="11pt" style:language-asian="pl" style:country-asian="PL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Times New Roman" fo:font-size="12pt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" text:bullet-char="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51cm" fo:margin-bottom="1.249cm" fo:margin-left="1.501cm" fo:margin-right="1.752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zegorz Łata</meta:initial-creator>
    <dc:creator>ula </dc:creator>
    <meta:editing-cycles>6</meta:editing-cycles>
    <meta:print-date>2018-05-30T10:41:00</meta:print-date>
    <meta:creation-date>2021-06-13T13:21:00</meta:creation-date>
    <dc:date>2022-06-21T19:16:47.88</dc:date>
    <meta:editing-duration>PT11M7S</meta:editing-duration>
    <meta:generator>OpenOffice/4.1.1$Win32 OpenOffice.org_project/411m6$Build-9775</meta:generator>
    <meta:document-statistic meta:table-count="1" meta:image-count="0" meta:object-count="0" meta:page-count="4" meta:paragraph-count="111" meta:word-count="1113" meta:character-count="12947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